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c22" officeooo:paragraph-rsid="00052c22"/>
    </style:style>
    <style:style style:name="P2" style:family="paragraph" style:parent-style-name="Standard">
      <style:text-properties fo:font-weight="bold" officeooo:rsid="00052c22" officeooo:paragraph-rsid="00052c22" style:font-weight-asian="bold" style:font-weight-complex="bold"/>
    </style:style>
    <style:style style:name="P3" style:family="paragraph" style:parent-style-name="Standard" style:list-style-name="L3">
      <style:text-properties officeooo:rsid="0005ac9e" officeooo:paragraph-rsid="0005ac9e"/>
    </style:style>
    <style:style style:name="P4" style:family="paragraph" style:parent-style-name="Standard" style:list-style-name="L4">
      <style:text-properties officeooo:rsid="0005ac9e" officeooo:paragraph-rsid="0005ac9e"/>
    </style:style>
    <style:style style:name="P5" style:family="paragraph" style:parent-style-name="Standard" style:list-style-name="L5">
      <style:text-properties officeooo:rsid="0005ac9e" officeooo:paragraph-rsid="0005ac9e"/>
    </style:style>
    <style:style style:name="P6" style:family="paragraph" style:parent-style-name="Standard" style:list-style-name="L3">
      <style:text-properties officeooo:rsid="00052c22" officeooo:paragraph-rsid="000956f3"/>
    </style:style>
    <style:style style:name="P7" style:family="paragraph" style:parent-style-name="Standard" style:list-style-name="L3">
      <style:text-properties officeooo:rsid="00052c22" officeooo:paragraph-rsid="00052c22"/>
    </style:style>
    <style:style style:name="T1" style:family="text">
      <style:text-properties officeooo:rsid="0005ac9e"/>
    </style:style>
    <style:style style:name="T2" style:family="text">
      <style:text-properties officeooo:rsid="000956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O EIGOS PLANAS</text:p>
      <text:p text:style-name="P1"/>
      <text:list xml:id="list623248022" text:style-name="L3">
        <text:list-item>
          <text:p text:style-name="P7">Tinklapio šablonų sukūrimas, pirminė struktūra.</text:p>
        </text:list-item>
        <text:list-item>
          <text:p text:style-name="P7">Duombazės sukūrimas pagal tinklapio reikalavimus.</text:p>
        </text:list-item>
        <text:list-item>
          <text:p text:style-name="P7">Prisijungimo puslapio sukūrimas ir php programavimas.</text:p>
        </text:list-item>
        <text:list-item>
          <text:p text:style-name="P7">Vartotojo sąsajos integravimas į kitus puslapius.</text:p>
        </text:list-item>
        <text:list-item>
          <text:p text:style-name="P7">Projektų sąrašo puslapio(PSP) sukūrimas ir php programavimas.</text:p>
        </text:list-item>
        <text:list-item>
          <text:p text:style-name="P7">PSP funkcinių reikalavimų integravimas:</text:p>
        </text:list-item>
      </text:list>
      <text:list xml:id="list3685373499" text:style-name="L4">
        <text:list-item>
          <text:p text:style-name="P4">Matyti užduotį.</text:p>
        </text:list-item>
        <text:list-item>
          <text:p text:style-name="P4">Sukurti, atnaujinti ir ištrinti užduotį.</text:p>
        </text:list-item>
        <text:list-item>
          <text:p text:style-name="P4">Projektų paieška.</text:p>
        </text:list-item>
        <text:list-item>
          <text:p text:style-name="P4">Projektų eksportavimas į CSV.</text:p>
        </text:list-item>
      </text:list>
      <text:list xml:id="list111652011349621" text:continue-list="list623248022" text:style-name="L3">
        <text:list-item>
          <text:p text:style-name="P7"><text:s/><text:span text:style-name="T1">Projekto užduočių būsenų(PUB) lenta.</text:span></text:p>
        </text:list-item>
        <text:list-item>
          <text:p text:style-name="P3">PUB funkcinių reikalavimų integravimas:</text:p>
        </text:list-item>
      </text:list>
      <text:list xml:id="list1327208836" text:style-name="L5">
        <text:list-item>
          <text:p text:style-name="P5">Matyti PUB lentą.</text:p>
        </text:list-item>
        <text:list-item>
          <text:p text:style-name="P5">PUB keitimas.</text:p>
        </text:list-item>
        <text:list-item>
          <text:p text:style-name="P5">Užduočių paieškos galimybė.</text:p>
        </text:list-item>
        <text:list-item>
          <text:p text:style-name="P5">Užduočių eksportavimas į CSV.</text:p>
        </text:list-item>
      </text:list>
      <text:list xml:id="list111652185397895" text:continue-list="list111652011349621" text:style-name="L3">
        <text:list-item>
          <text:p text:style-name="P6"><text:span text:style-name="T2">Tinklapio d</text:span>izaino tikslinima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5T11:16:50.297000000</dc:date>
    <meta:editing-duration>PT1H12M6S</meta:editing-duration>
    <meta:editing-cycles>6</meta:editing-cycles>
    <meta:document-statistic meta:table-count="0" meta:image-count="0" meta:object-count="0" meta:page-count="1" meta:paragraph-count="18" meta:word-count="89" meta:character-count="638" meta:non-whitespace-character-count="583"/>
  </office:meta>
</office:document-meta>
</file>